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jeune femme eut un mouvement de recul compréhensible au moment où Edward arrivait à sa hauteur. C'est vrai qu'en arrivant comme ça sans prévenir dans son dos il y avait de quoi être surprise. Le garçon n'y prêta pas vraiment attention, trop concentré qu'il était sur la peluche abîmée qu'il tenait à bout de bras et sur ses tentatives de se rappeler d'où il connaissait cette personne. Il était certain de l'avoir déjà vue, mais n'arrivait pas à se souvenir du lieu ou du moment où il l'avait rencontrée. De manière générale Edward n'était pas très physionomiste -enfin c'était surtout qu'il ne prêtait pas vraiment attention aux gens autour de lui, et cela commençait à lui jouer de plus en plus régulièrement des tours. Les sourcils toujours froncés, le blondin dévisageait Naoto avec un air étrangement concentré.</text:p>
      <text:p text:style-name="Standard"/>
      <text:p text:style-name="Standard">Celle-ci l'informa avec gentillesse que la peluche en question n'appartenait pas à ses enfants et, toujours absorbé par ses pensées, Edward faillit rater complètement sa réponse. Après un instant de tergiversation il percuta finalement et eut un mouvement de recul à son tour, accompagné d'un « uh ? » éloquent. Il tira l'ours en peluche à lui pour l'examiner de plus près, ses deux yeux couleur jade comme plongés dans ceux inanimés de la peluche. Si elle n'appartenait pas aux nourrissons de cette femme, à qui pouvait-elle bien être ? En observant la poussière qui s'était déposée sur toute sa surface, le blondin se fit la réflexion qu'elle devait traîner par terre depuis un certain temps, et c'était avec le recul assez évident que la personne qui l'avait laissé tomber là n'était plus dans les parages depuis longtemps. Un rictus déforma les lèvres de l'adolescent alors qu'il se demandait ce que Logan penserait d'une telle déduction.</text:p>
      <text:p text:style-name="Standard"/>
      <text:p text:style-name="Standard">-Ah bon ? Dans ce cas j'imagine qu'il y a un enfant quelque part qui doit être très triste... Et des parents qui vont passer une su-per nuit. Il eut alors un mouvement de surprise et ses sourcils s'arquèrent de manière déraisonnable lorsque Naoto l'identifia. Je... Oui ?</text:p>
      <text:p text:style-name="Standard"/>
      <text:p text:style-name="Standard">Edward fut particulièrement étonné que la jeune femme parvienne à l'identifier aussi vite -alors que lui galérait comme pas permis. Il passa même outre le qualificatif « petit » pourtant prononcé avec ce fameux ton maternaliste/infantilisant qui lui déplaisait tant. C'était donc au commissariat qu'il l'avait déjà vue. Maintenant qu'elle le disait, le blondin vit une série de flashs défiler devant ses yeux où elle apparaissait clairement. Cependant il n'était pas étonnant qu'il ne l'ait pas reconnu puisque son accoutrement n'avait rien à voir avec le genre de vêtements qu'elle portait au centre de police. A cet instant précis, Naoto avait vraiment l'allure d'une mère de famille tout ce qu'il y avait de plus classique. Aussi, bien qu'il la voyait maintenant plus distinctement dans sa tête, Edward n'avait toujours pas de souvenir d'avoir travaillé avec elle, ou même de lui avoir parlé. Mais le fait que la Seraph sache exactement ce qu'il y faisait signifiait qu'elle devait y être liée d'une manière ou une autre.</text:p>
      <text:p text:style-name="Standard"/>
      <text:p text:style-name="Standard">-Ah mais oui c'est bon, je vois. C'est marrant ça. Vous travaillez au Commissaria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03T23:14:44.98</meta:creation-date>
    <dc:date>2017-05-04T13:17:25.45</dc:date>
    <meta:editing-duration>PT1H44M49S</meta:editing-duration>
    <meta:editing-cycles>114</meta:editing-cycles>
    <meta:generator>OpenOffice/4.1.3$Win32 OpenOffice.org_project/413m1$Build-9783</meta:generator>
    <meta:document-statistic meta:table-count="0" meta:image-count="0" meta:object-count="0" meta:page-count="1" meta:paragraph-count="5" meta:word-count="522" meta:character-count="3140"/>
  </office:meta>
</office:document-meta>
</file>